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Arial"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8pt" style:font-size-asian="18pt" style:font-size-complex="18pt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T1" style:family="text">
      <style:text-properties style:font-name="Arial"/>
    </style:style>
    <style:style style:name="T2" style:family="text">
      <style:text-properties style:font-name="Arial" fo:font-size="14pt" style:font-size-asian="14pt" style:font-size-complex="14pt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Parte 2</text:p>
      <text:p text:style-name="P4">Exploraricon de LAN, WAN e Internet</text:p>
      <text:p text:style-name="P2"/>
      <text:p text:style-name="P2">-Paso 1: Identificar los componentes comunes de una red según se los representa en Packet Tracer </text:p>
      <text:p text:style-name="P3"/>
      <text:p text:style-name="P3">a. La barra de herramientas de íconos tiene diferentes categorías de componentes de red. Debería ver las categorías que corresponden a los dispositivos intermediarios, los dispositivos finales y los medios. La categoría Connections (Conexiones, cuyo ícono es un rayo) representa los medios de red que admite Packet Tracer. También hay una categoría llamada End Devices (Dispositivos finales) y dos categorías específicas de Packet Tracer: Custom Made Devices (Dispositivos personalizados) y Multiuser Connection (Conexión multiusuario). </text:p>
      <text:p text:style-name="P3"/>
      <text:p text:style-name="P3">b. Enumere las categorías de los dispositivos intermediarios. </text:p>
      <text:p text:style-name="P3"><text:tab/>Routers, hubs, switches y wireless devices </text:p>
      <text:p text:style-name="P3"/>
      <text:p text:style-name="P3">c. Sin ingresar en la nube de Internet o de intranet, ¿cuántos íconos de la topología representan dispositivos terminales (solo una conexión conduce a ellos)? </text:p>
      <text:p text:style-name="P3"><text:tab/>15</text:p>
      <text:p text:style-name="P3"/>
      <text:p text:style-name="P3">d. Sin contar las dos nubes, ¿cuántos íconos de la topología representan dispositivos intermediarios (varias conexiones conducen a ellos)?</text:p>
      <text:p text:style-name="P3"><text:tab/>11</text:p>
      <text:p text:style-name="P3"/>
      <text:p text:style-name="P3">e. ¿Cuántos de esos dispositivos intermediarios son routers? Nota: el dispositivo Linksys es un router.</text:p>
      <text:p text:style-name="P3"><text:tab/>3</text:p>
      <text:p text:style-name="P3"/>
      <text:p text:style-name="P3">f. ¿Cuántos dispositivos finales no son computadoras de escritorio?</text:p>
      <text:p text:style-name="P3"><text:tab/>8 </text:p>
      <text:p text:style-name="P3"/>
      <text:p text:style-name="P3">g. ¿Cuántos tipos diferentes de conexiones de medios se utilizan en esta topología de red?</text:p>
      <text:p text:style-name="P3"><text:tab/>4</text:p>
      <text:p text:style-name="P3"/>
      <text:p text:style-name="P3">h. ¿Por qué no hay un ícono de conexión para la tecnología inalámbrica en la categoría Connections?</text:p>
      <text:p text:style-name="P6"><text:span text:style-name="T1"><text:tab/>Porque las conexiones inalambricas no se realizan a nivel fisico, por lo que se configuran directamente en los dispositivos. </text:span></text:p>
      <text:p text:style-name="P6"><text:span text:style-name="T1"/></text:p>
      <text:p text:style-name="P8"><text:span text:style-name="T1">-Paso 2: Explicar la finalidad de los dispositivos</text:span></text:p>
      <text:p text:style-name="P7"><text:span text:style-name="T1"/></text:p>
      <text:p text:style-name="P6"><text:span text:style-name="T1">a. En Packet Tracer, el dispositivo Server-PT puede funcionar como servidor. Las computadoras de escritorio y portátiles no pueden funcionar como servidores. ¿Esto sucede en el mundo real? </text:span><text:span text:style-name="T1">No</text:span></text:p>
      <text:p text:style-name="P6"><text:span text:style-name="T1">Según lo que estudió hasta ahora, explique el modelo cliente-servidor. </text:span></text:p>
      <text:p text:style-name="P6"><text:span text:style-name="T1"><text:tab/></text:span></text:p>
      <text:p text:style-name="P6"><text:soft-page-break/><text:span text:style-name="T1"><text:tab/>Las redes estan formadas por hosts, estos hosts pueden ser configurados para que <text:tab/>funciones como clienes o como servidores según el software que tengan instalado. <text:tab/>El software de los clientes les permite solicitar informacion a los servidores y <text:tab/>mostrarla, mientras que el software de los servidores proporciona esta información. </text:span></text:p>
      <text:p text:style-name="P6"><text:span text:style-name="T1"/></text:p>
      <text:p text:style-name="P6"><text:span text:style-name="T1">b. Enumere, al menos, dos funciones de los dispositivos intermediarios. </text:span></text:p>
      <text:p text:style-name="P6"><text:span text:style-name="T1"><text:tab/></text:span><text:span text:style-name="T1">-Gestionar el acceso y las comunicaciones de red.</text:span></text:p>
      <text:p text:style-name="P6"><text:span text:style-name="T1"><text:tab/>-Transmitir señales de datos. </text:span></text:p>
      <text:p text:style-name="P6"><text:span text:style-name="T1"><text:tab/>-Mantener información de la red.</text:span></text:p>
      <text:p text:style-name="P6"><text:span text:style-name="T1"/></text:p>
      <text:p text:style-name="P6"><text:span text:style-name="T1">c. Enumere, al menos, dos criterios para elegir un tipo de medio de red.</text:span></text:p>
      <text:p text:style-name="P6"><text:tab/><text:span text:style-name="T1">-Distancia que los dispositivos puedan transmitir datos. </text:span></text:p>
      <text:p text:style-name="P3"><text:tab/>-Costo de la instalación. </text:p>
      <text:p text:style-name="P3"/>
      <text:p text:style-name="P2">-Paso 3: Comparar redes LAN y WAN</text:p>
      <text:p text:style-name="P3"/>
      <text:p text:style-name="P3"><text:s/>a. Explique la diferencia entre una LAN y una WAN, y dé ejemplos de cada una. </text:p>
      <text:p text:style-name="P5"><text:span text:style-name="T3"><text:tab/></text:span><text:span text:style-name="T1">Una red LAN conecta dispositivos en un area pequeña como una oficina o una <text:tab/>casa mientras que una red WAN brinda acceso en un area más extensa, por lo que <text:tab/>se utiliza en conextos más amplios como redes empresariales o el propio Internet. </text:span></text:p>
      <text:p text:style-name="P3"/>
      <text:p text:style-name="P3">b. ¿Cuántas WAN ve en la red de Packet Tracer? </text:p>
      <text:p text:style-name="P3"><text:tab/>Intranet e Internet</text:p>
      <text:p text:style-name="P3"/>
      <text:p text:style-name="P3">c. ¿Cuántas LAN ve?</text:p>
      <text:p text:style-name="P3"><text:tab/>Tres</text:p>
      <text:p text:style-name="P3"/>
      <text:p text:style-name="P3">d. En esta red de Packet Tracer, Internet está simplificada en gran medida y no representa ni la estructura ni la forma de Internet propiamente dicha. Describa Internet brevemente.</text:p>
      <text:p text:style-name="P5"><text:span text:style-name="T3"><text:tab/></text:span><text:span text:style-name="T1">Internet es una red que conecta millones de dispositivos a nivel mundial a traves de <text:tab/>un conjunto de redes interconectadas entre ellas. </text:span></text:p>
      <text:p text:style-name="P3"/>
      <text:p text:style-name="P3">e. ¿Cuáles son algunas de las formas más comunes que utiliza un usuario doméstico para conectarse a Internet? </text:p>
      <text:p text:style-name="P5"><text:span text:style-name="T3"><text:tab/></text:span><text:span text:style-name="T1">Cable, DSL, dial-up, datos móviles y satélite </text:span></text:p>
      <text:p text:style-name="P3"/>
      <text:p text:style-name="P3">f. ¿Cuáles son algunas de las formas más comunes que utilizan las empresas para conectarse a Internet en su área? </text:p>
      <text:p text:style-name="P5"><text:span text:style-name="T3"><text:tab/></text:span><text:span text:style-name="T1">Línea arrendada dedicada, Metro-E, DSL, cable, satélit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3M30S</meta:editing-duration>
    <meta:editing-cycles>3</meta:editing-cycles>
    <meta:generator>OpenOffice/4.1.7$Win32 OpenOffice.org_project/417m1$Build-9800</meta:generator>
    <dc:date>2022-05-09T11:21:41.48</dc:date>
    <meta:document-statistic meta:table-count="0" meta:image-count="0" meta:object-count="0" meta:page-count="2" meta:paragraph-count="43" meta:word-count="571" meta:character-count="3652"/>
    <dc:creator>javier loureiro</dc:creator>
    <meta:user-defined meta:name="Info 1"/>
    <meta:user-defined meta:name="Info 2"/>
    <meta:user-defined meta:name="Info 3"/>
    <meta:user-defined meta:name="Info 4"/>
  </office:meta>
</office:document-meta>
</file>